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8692" officeooo:paragraph-rsid="001d8692"/>
    </style:style>
    <style:style style:name="P2" style:family="paragraph" style:parent-style-name="Standard">
      <style:text-properties style:font-name="Arial" officeooo:rsid="0029346c" officeooo:paragraph-rsid="0029346c"/>
    </style:style>
    <style:style style:name="P3" style:family="paragraph" style:parent-style-name="Standard">
      <style:text-properties style:font-name="Arial" officeooo:rsid="0029d958" officeooo:paragraph-rsid="0029d958"/>
    </style:style>
    <style:style style:name="P4" style:family="paragraph" style:parent-style-name="Standard">
      <style:text-properties style:font-name="Arial" officeooo:rsid="00317ebc" officeooo:paragraph-rsid="00317ebc"/>
    </style:style>
    <style:style style:name="P5" style:family="paragraph" style:parent-style-name="Standard">
      <style:text-properties style:font-name="Arial" officeooo:rsid="0037af4b" officeooo:paragraph-rsid="0037af4b"/>
    </style:style>
    <style:style style:name="P6" style:family="paragraph" style:parent-style-name="Standard">
      <style:text-properties style:font-name="Arial" officeooo:rsid="0039ffec" officeooo:paragraph-rsid="0039ffec"/>
    </style:style>
    <style:style style:name="T1" style:family="text">
      <style:text-properties officeooo:rsid="001e0728"/>
    </style:style>
    <style:style style:name="T2" style:family="text">
      <style:text-properties officeooo:rsid="001ea0db"/>
    </style:style>
    <style:style style:name="T3" style:family="text">
      <style:text-properties officeooo:rsid="002b94e5"/>
    </style:style>
    <style:style style:name="T4" style:family="text">
      <style:text-properties officeooo:rsid="003853f6"/>
    </style:style>
    <style:style style:name="T5" style:family="text">
      <style:text-properties officeooo:rsid="00394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ordination:</text:p>
      <text:p text:style-name="P1"/>
      <text:p text:style-name="P1">Gleichgewicht testen (Intramuskuläre <text:span text:style-name="T1">zusammenhänge → </text:span><text:span text:style-name="T2">Neuronenverbindung</text:span>)</text:p>
      <text:p text:style-name="P1"/>
      <text:p text:style-name="P1"/>
      <text:p text:style-name="P2">Wackelboards:</text:p>
      <text:p text:style-name="P3">1 woche Trainieren, nach woche Vergleich mit <text:span text:style-name="T3">Kontrollgruppe</text:span></text:p>
      <text:p text:style-name="P3"/>
      <text:p text:style-name="P3"/>
      <text:p text:style-name="P4">Formel:</text:p>
      <text:p text:style-name="P4"/>
      <text:p text:style-name="P5">(<text:span text:style-name="T4">(</text:span>Durchschnitt/<text:span text:style-name="T4">Zeit)/0.7)*Zeit </text:span><text:span text:style-name="T5">= Nächste Zeit</text:span></text:p>
      <text:p text:style-name="P6"># → Nächste Zeit wird auf 70% abgeziehl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2-14T14:40:29.508000000</dc:date>
    <meta:editing-duration>PT45M41S</meta:editing-duration>
    <meta:editing-cycles>19</meta:editing-cycles>
    <meta:document-statistic meta:table-count="0" meta:image-count="0" meta:object-count="0" meta:page-count="1" meta:paragraph-count="7" meta:word-count="29" meta:character-count="249" meta:non-whitespace-character-count="227"/>
  </office:meta>
</office:document-meta>
</file>